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text-properties fo:font-size="14pt" fo:font-weight="bold" style:font-size-asian="14pt" style:font-size-complex="14pt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 style:list-style-name="L1">
      <style:text-properties fo:font-size="14pt" style:font-size-asian="14pt" style:font-size-complex="14pt"/>
    </style:style>
    <style:style style:name="P5" style:family="paragraph" style:parent-style-name="Text_20_body" style:list-style-name="L2">
      <style:text-properties fo:font-size="14pt" style:font-size-asian="14pt" style:font-size-complex="14pt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fo:font-size="14pt" style:font-size-asian="14pt" style:font-size-complex="14pt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fo:font-size="14pt" style:font-size-asian="14pt" style:font-size-complex="14pt"/>
    </style:style>
    <style:style style:name="T1" style:family="text">
      <style:text-properties officeooo:rsid="001da46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section text:style-name="Sect1" text:name="yui_3_9_1_2_1464875853594_280">
        <text:section text:style-name="Sect1" text:name="yui_3_9_1_2_1464875853594_279">
          <text:p text:style-name="P2">CASOS PRACTICOS SALARIO: <text:span text:style-name="T1">(1)</text:span></text:p>
          <text:p text:style-name="P3">1.- Clasifica los siguientes conceptos en SALARIALES o NO SALARIALES</text:p>
          <text:list xml:id="list5473911872739167422" text:style-name="L1">
            <text:list-item>
              <text:p text:style-name="P6"><text:bookmark text:name="yui_3_9_1_2_1464875853594_278"/>Dietas de Viajes 30 </text:p>
            </text:list-item>
            <text:list-item>
              <text:p text:style-name="P6">Plus Transportes 30 </text:p>
            </text:list-item>
            <text:list-item>
              <text:p text:style-name="P6">Horas Extras No estructurales 60 </text:p>
            </text:list-item>
            <text:list-item>
              <text:p text:style-name="P6">Gastos de Locomoción 90 </text:p>
            </text:list-item>
            <text:list-item>
              <text:p text:style-name="P6">Plus de Puntualidad 30 </text:p>
            </text:list-item>
            <text:list-item>
              <text:p text:style-name="P6">Turnos 60 </text:p>
            </text:list-item>
            <text:list-item>
              <text:p text:style-name="P6">Peligrosidad 30 </text:p>
            </text:list-item>
            <text:list-item>
              <text:p text:style-name="P6">Antigüedad 90 </text:p>
            </text:list-item>
            <text:list-item>
              <text:p text:style-name="P6">Idiomas 30 </text:p>
            </text:list-item>
            <text:list-item>
              <text:p text:style-name="P6">Prendas de Trabajo 60 </text:p>
            </text:list-item>
            <text:list-item>
              <text:p text:style-name="P6"><text:bookmark text:name="yui_3_9_1_2_1464875853594_277"/>Indemnización por Traslado 30 </text:p>
            </text:list-item>
            <text:list-item>
              <text:p text:style-name="P6">Indemnización por Despido 60 </text:p>
            </text:list-item>
            <text:list-item>
              <text:p text:style-name="P6">Pagas Extraordinarias 600 </text:p>
            </text:list-item>
            <text:list-item>
              <text:p text:style-name="P4">Salario Base 1000 </text:p>
            </text:list-item>
          </text:list>
          <text:p text:style-name="P3">2.- Confeccionar el recibo de salario de un trabajador, con los siguientes datos:</text:p>
          <text:list xml:id="list2009243556687891104" text:style-name="L2">
            <text:list-item>
              <text:p text:style-name="P7">Salario Base: 900 </text:p>
            </text:list-item>
            <text:list-item>
              <text:p text:style-name="P7">Antigüedad: 90 </text:p>
            </text:list-item>
            <text:list-item>
              <text:p text:style-name="P7">Plus Convenio: 60 </text:p>
            </text:list-item>
            <text:list-item>
              <text:p text:style-name="P7">Horas Extras: 150 </text:p>
            </text:list-item>
            <text:list-item>
              <text:p text:style-name="P7">Plus Transporte: 120 </text:p>
            </text:list-item>
            <text:list-item>
              <text:p text:style-name="P7">Ropa: 50 </text:p>
            </text:list-item>
            <text:list-item>
              <text:p text:style-name="P7">2 pagas extras de 900 </text:p>
            </text:list-item>
            <text:list-item>
              <text:p text:style-name="P5">IRPF 12% </text:p>
            </text:list-item>
          </text:list>
          <text:p text:style-name="P3">3.-  Calcular el salario neto mensual de un trabajador que tiene un salario bruto anual de 18.700 €, recibe 14 pagas y una retención de IRPF del 12 %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5:58:07.910538392</meta:creation-date>
    <dc:date>2016-06-02T15:59:30.921328947</dc:date>
    <meta:editing-duration>P0D</meta:editing-duration>
    <meta:editing-cycles>1</meta:editing-cycles>
    <meta:document-statistic meta:table-count="0" meta:image-count="0" meta:object-count="0" meta:page-count="1" meta:paragraph-count="26" meta:word-count="147" meta:character-count="774" meta:non-whitespace-character-count="652"/>
    <meta:generator>LibreOffice/4.2.8.2$Linux_X86_64 LibreOffice_project/420m0$Build-2</meta:generator>
  </office:meta>
</office:document-meta>
</file>